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151190" officeooo:paragraph-rsid="00151190"/>
    </style:style>
    <style:style style:name="P2" style:family="paragraph" style:parent-style-name="Standard">
      <style:paragraph-properties fo:line-height="150%" fo:text-align="center" style:justify-single-word="false"/>
      <style:text-properties officeooo:rsid="00151190" officeooo:paragraph-rsid="00151190"/>
    </style:style>
    <style:style style:name="P3" style:family="paragraph" style:parent-style-name="Standard">
      <style:paragraph-properties fo:line-height="150%" fo:text-align="start" style:justify-single-word="false"/>
      <style:text-properties officeooo:rsid="00154862" officeooo:paragraph-rsid="00154862"/>
    </style:style>
    <style:style style:name="P4" style:family="paragraph" style:parent-style-name="Standard">
      <style:paragraph-properties fo:line-height="150%" fo:text-align="start" style:justify-single-word="false"/>
      <style:text-properties officeooo:rsid="0019b02b" officeooo:paragraph-rsid="0019b02b"/>
    </style:style>
    <style:style style:name="P5" style:family="paragraph" style:parent-style-name="Standard">
      <style:paragraph-properties fo:line-height="150%" fo:text-align="start" style:justify-single-word="false"/>
      <style:text-properties officeooo:rsid="002091c8" officeooo:paragraph-rsid="00249aed"/>
    </style:style>
    <style:style style:name="P6" style:family="paragraph" style:parent-style-name="Standard" style:list-style-name="L1">
      <style:paragraph-properties fo:line-height="150%" fo:text-align="start" style:justify-single-word="false"/>
      <style:text-properties officeooo:rsid="001c7226" officeooo:paragraph-rsid="001c7226"/>
    </style:style>
    <style:style style:name="P7" style:family="paragraph" style:parent-style-name="Standard" style:list-style-name="L3">
      <style:paragraph-properties fo:line-height="150%" fo:text-align="start" style:justify-single-word="false"/>
      <style:text-properties officeooo:rsid="001c7226" officeooo:paragraph-rsid="001c7226"/>
    </style:style>
    <style:style style:name="P8" style:family="paragraph" style:parent-style-name="Standard" style:list-style-name="L1">
      <style:paragraph-properties fo:line-height="150%" fo:text-align="start" style:justify-single-word="false"/>
      <style:text-properties officeooo:rsid="002091c8" officeooo:paragraph-rsid="002091c8"/>
    </style:style>
    <style:style style:name="P9" style:family="paragraph" style:parent-style-name="Standard" style:list-style-name="L2">
      <style:paragraph-properties fo:line-height="150%" fo:text-align="start" style:justify-single-word="false"/>
      <style:text-properties officeooo:rsid="001a5f00" officeooo:paragraph-rsid="001a5f00" fo:background-color="#ffff00"/>
    </style:style>
    <style:style style:name="P10" style:family="paragraph" style:parent-style-name="Standard" style:list-style-name="L2">
      <style:paragraph-properties fo:line-height="150%" fo:text-align="start" style:justify-single-word="false"/>
      <style:text-properties officeooo:rsid="001afb53" officeooo:paragraph-rsid="001afb53" fo:background-color="#ffff00"/>
    </style:style>
    <style:style style:name="P11" style:family="paragraph" style:parent-style-name="Standard" style:list-style-name="L2">
      <style:paragraph-properties fo:line-height="150%" fo:text-align="start" style:justify-single-word="false"/>
      <style:text-properties officeooo:rsid="001afb53" officeooo:paragraph-rsid="0029ba91" fo:background-color="#ffff00"/>
    </style:style>
    <style:style style:name="P12" style:family="paragraph" style:parent-style-name="Standard" style:list-style-name="L1">
      <style:paragraph-properties fo:line-height="150%" fo:text-align="start" style:justify-single-word="false"/>
      <style:text-properties officeooo:rsid="002091c8" officeooo:paragraph-rsid="002091c8" fo:background-color="#ffff00"/>
    </style:style>
    <style:style style:name="P13" style:family="paragraph" style:parent-style-name="Standard" style:list-style-name="L1">
      <style:paragraph-properties fo:line-height="150%" fo:text-align="start" style:justify-single-word="false"/>
      <style:text-properties officeooo:rsid="00249aed" officeooo:paragraph-rsid="00249aed" fo:background-color="#ffff00"/>
    </style:style>
    <style:style style:name="P14" style:family="paragraph" style:parent-style-name="Standard" style:list-style-name="L1">
      <style:paragraph-properties fo:line-height="150%" fo:text-align="start" style:justify-single-word="false"/>
      <style:text-properties officeooo:rsid="00310d3a" officeooo:paragraph-rsid="00310d3a" fo:background-color="#ffff00"/>
    </style:style>
    <style:style style:name="P15" style:family="paragraph" style:parent-style-name="Standard" style:list-style-name="L1">
      <style:paragraph-properties fo:line-height="150%" fo:text-align="start" style:justify-single-word="false"/>
      <style:text-properties officeooo:rsid="0033536b" officeooo:paragraph-rsid="0033536b" fo:background-color="#ffff00"/>
    </style:style>
    <style:style style:name="P16" style:family="paragraph" style:parent-style-name="Standard" style:list-style-name="L1">
      <style:paragraph-properties fo:line-height="150%" fo:text-align="start" style:justify-single-word="false"/>
      <style:text-properties officeooo:paragraph-rsid="001a5f00"/>
    </style:style>
    <style:style style:name="T1" style:family="text">
      <style:text-properties officeooo:rsid="0016ad3c"/>
    </style:style>
    <style:style style:name="T2" style:family="text">
      <style:text-properties officeooo:rsid="001afb53"/>
    </style:style>
    <style:style style:name="T3" style:family="text">
      <style:text-properties officeooo:rsid="001c7226"/>
    </style:style>
    <style:style style:name="T4" style:family="text">
      <style:text-properties officeooo:rsid="00238cbd"/>
    </style:style>
    <style:style style:name="T5" style:family="text">
      <style:text-properties officeooo:rsid="0029ba91"/>
    </style:style>
    <style:style style:name="T6" style:family="text">
      <style:text-properties officeooo:rsid="001a5f00" fo:background-color="#ffff00" loext:char-shading-value="0"/>
    </style:style>
    <style:style style:name="T7" style:family="text">
      <style:text-properties officeooo:rsid="001afb53" fo:background-color="#ffff00" loext:char-shading-value="0"/>
    </style:style>
    <style:style style:name="T8" style:family="text">
      <style:text-properties officeooo:rsid="0035d6ff"/>
    </style:style>
    <style:style style:name="T9" style:family="text">
      <style:text-properties officeooo:rsid="003a3f02"/>
    </style:style>
    <style:style style:name="T10" style:family="text">
      <style:text-properties officeooo:rsid="003c361a"/>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my D. Bodden Pineda</text:p>
      <text:p text:style-name="P1">SWE432</text:p>
      <text:p text:style-name="P1">Prof. Thomas LaToza</text:p>
      <text:p text:style-name="P1">10/05/2017</text:p>
      <text:p text:style-name="P1"/>
      <text:p text:style-name="P2">Homework 4</text:p>
      <text:p text:style-name="P2">Implementing First Half of Final Project Backend</text:p>
      <text:p text:style-name="P2"/>
      <text:p text:style-name="P3"><text:span text:style-name="T1">utuezi</text:span> is a web app that will create and manage appointments <text:span text:style-name="T1">and connect them with people’s Google Accounts. The app will create, edit, and delete appointments. Appointments will include all of the people involved, which will receive email reminders for their appointments. People invited to appointments will be able to accept them or reject them. The app will interact with the Google Calendar API to create Google Calendar events. The app will have a main screen whith the most recent appointments, and it will also have a list of contacts.</text:span></text:p>
      <text:p text:style-name="P3"/>
      <text:p text:style-name="P4">The app will be able to provide <text:span text:style-name="T3">the following services as </text:span>endpoints:</text:p>
      <text:list xml:id="list1526967433142791015" text:style-name="L1">
        <text:list-item>
          <text:p text:style-name="P16"><text:span text:style-name="T6">Create, </text:span><text:span text:style-name="T7">modify, and delete</text:span><text:span text:style-name="T6"> users</text:span></text:p>
        </text:list-item>
      </text:list>
      <text:list xml:id="list4863060097149236960" text:style-name="L2">
        <text:list-item>
          <text:list>
            <text:list-item>
              <text:p text:style-name="P9">POST /<text:span text:style-name="T2">users/:userID/email/:email</text:span></text:p>
            </text:list-item>
            <text:list-item>
              <text:p text:style-name="P10">PUT /users/:userID/<text:span text:style-name="T5">email/:email</text:span></text:p>
            </text:list-item>
            <text:list-item>
              <text:p text:style-name="P11">DELETE /<text:span text:style-name="T5">users/:userID</text:span></text:p>
            </text:list-item>
          </text:list>
        </text:list-item>
      </text:list>
      <text:list xml:id="list220228180019156" text:continue-list="list1526967433142791015" text:style-name="L1">
        <text:list-item>
          <text:p text:style-name="P6">Create, modify, and delete appointments</text:p>
        </text:list-item>
      </text:list>
      <text:list xml:id="list8689799588435734356" text:style-name="L3">
        <text:list-item>
          <text:list>
            <text:list-item>
              <text:p text:style-name="P7">POST /usesrs/:userID/appointments</text:p>
            </text:list-item>
            <text:list-item>
              <text:p text:style-name="P7">PUT/DELETE /users/:userID/appointments/:appointmentID</text:p>
            </text:list-item>
          </text:list>
        </text:list-item>
      </text:list>
      <text:list xml:id="list220229163060798" text:continue-list="list220228180019156" text:style-name="L1">
        <text:list-item>
          <text:p text:style-name="P8">View this month’s appointments</text:p>
          <text:list>
            <text:list-item>
              <text:p text:style-name="P8">GET /users/:userID/appointments/month</text:p>
            </text:list-item>
          </text:list>
        </text:list-item>
        <text:list-item>
          <text:p text:style-name="P8">View all appointments</text:p>
          <text:list>
            <text:list-item>
              <text:p text:style-name="P8">GET /users/:userID/appointments</text:p>
            </text:list-item>
          </text:list>
        </text:list-item>
        <text:list-item>
          <text:p text:style-name="P12">View user profile</text:p>
          <text:list>
            <text:list-item>
              <text:p text:style-name="P12">GET /users/:userID</text:p>
            </text:list-item>
          </text:list>
        </text:list-item>
        <text:list-item>
          <text:p text:style-name="P8">Search for appointments by <text:span text:style-name="T4">month</text:span></text:p>
          <text:list>
            <text:list-item>
              <text:p text:style-name="P8">GET /users/:userID/apppointments/:<text:span text:style-name="T4">month</text:span></text:p>
            </text:list-item>
          </text:list>
        </text:list-item>
        <text:list-item>
          <text:p text:style-name="P13"><text:span text:style-name="T10">Search for</text:span> <text:span text:style-name="T9">a</text:span> specific friend’<text:span text:style-name="T9">s profile</text:span> within <text:span text:style-name="T9">your</text:span> friends list</text:p>
          <text:list>
            <text:list-item>
              <text:p text:style-name="P13"><text:soft-page-break/>GET /users/:userID/friends/:userID</text:p>
            </text:list-item>
          </text:list>
        </text:list-item>
        <text:list-item>
          <text:p text:style-name="P14">Get all users</text:p>
          <text:list>
            <text:list-item>
              <text:p text:style-name="P14">GET /users/</text:p>
            </text:list-item>
          </text:list>
        </text:list-item>
        <text:list-item>
          <text:p text:style-name="P15">Add a friend</text:p>
          <text:list>
            <text:list-item>
              <text:p text:style-name="P15">PUT /<text:span text:style-name="T8">users/:userID/friends/:friendID</text:span></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2:38:36.370194149</meta:creation-date>
    <dc:date>2017-10-04T22:02:27.501896081</dc:date>
    <meta:editing-duration>PT2H47M45S</meta:editing-duration>
    <meta:editing-cycles>18</meta:editing-cycles>
    <meta:generator>LibreOffice/5.1.6.2$Linux_X86_64 LibreOffice_project/10m0$Build-2</meta:generator>
    <meta:document-statistic meta:table-count="0" meta:image-count="0" meta:object-count="0" meta:page-count="2" meta:paragraph-count="29" meta:word-count="206" meta:character-count="1398" meta:non-whitespace-character-count="1242"/>
  </office:meta>
</office:document-meta>
</file>